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8.509cm"/>
    </style:style>
    <style:style style:name="co5" style:family="table-column">
      <style:table-column-properties fo:break-before="auto" style:column-width="13.621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5.092cm"/>
    </style:style>
    <style:style style:name="co8" style:family="table-column">
      <style:table-column-properties fo:break-before="auto" style:column-width="8.809cm"/>
    </style:style>
    <style:style style:name="co9" style:family="table-column">
      <style:table-column-properties fo:break-before="auto" style:column-width="5.694cm"/>
    </style:style>
    <style:style style:name="co10" style:family="table-column">
      <style:table-column-properties fo:break-before="auto" style:column-width="5.447cm"/>
    </style:style>
    <style:style style:name="co11" style:family="table-column">
      <style:table-column-properties fo:break-before="auto" style:column-width="7.415cm"/>
    </style:style>
    <style:style style:name="co12" style:family="table-column">
      <style:table-column-properties fo:break-before="auto" style:column-width="9.384cm"/>
    </style:style>
    <style:style style:name="co13" style:family="table-column">
      <style:table-column-properties fo:break-before="auto" style:column-width="15.5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Ordre du jou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ction</text:p>
          </table:table-cell>
          <table:table-cell office:value-type="string">
            <text:p>A quoi correspondent les variables ?</text:p>
          </table:table-cell>
          <table:table-cell office:value-type="string">
            <text:p>Nom de la variable</text:p>
          </table:table-cell>
          <table:table-cell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our le participant :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participant_qual</text:p>
          </table:table-cell>
          <table:table-cell table:style-name="ce2" office:value-type="string">
            <text:p>Civilité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participant_nom</text:p>
          </table:table-cell>
          <table:table-cell table:style-name="ce2" office:value-type="string">
            <text:p>Nom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prenom</text:p>
          </table:table-cell>
          <table:table-cell office:value-type="string">
            <text:p>Pré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tel</text:p>
          </table:table-cell>
          <table:table-cell office:value-type="string">
            <text:p>Numéro de téléph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mail</text:p>
          </table:table-cell>
          <table:table-cell office:value-type="string">
            <text:p>M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codepostal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vill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organisme</text:p>
          </table:table-cell>
          <table:table-cell office:value-type="string">
            <text:p>Organis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fonctionmembreep_name</text:p>
          </table:table-cell>
          <table:table-cell office:value-type="string">
            <text:p>Fonc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a commission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identifiant</text:p>
          </table:table-cell>
          <table:table-cell office:value-type="string">
            <text:p>Identifia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dateseance_time</text:p>
          </table:table-cell>
          <table:table-cell office:value-type="string">
            <text:p>Heure de début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dateseance</text:p>
          </table:table-cell>
          <table:table-cell office:value-type="string">
            <text:p>Jour de début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salle</text:p>
          </table:table-cell>
          <table:table-cell office:value-type="string">
            <text:p>Salle où aura lieu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observations</text:p>
          </table:table-cell>
          <table:table-cell office:value-type="string">
            <text:p>Observ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lieuseance</text:p>
          </table:table-cell>
          <table:table-cell office:value-type="string">
            <text:p>Lieu de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adresseseance</text:p>
          </table:table-cell>
          <table:table-cell office:value-type="string">
            <text:p>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codepostalseance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villeseanc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tatcommissionep</text:p>
          </table:table-cell>
          <table:table-cell office:value-type="string">
            <text:p>Éta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raisonannulation</text:p>
          </table:table-cell>
          <table:table-cell office:value-type="string">
            <text:p>Raison de l'annul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'EP 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identifiant</text:p>
          </table:table-cell>
          <table:table-cell office:value-type="string">
            <text:p>Identifia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e regroupement 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regroupement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Dossier d'EP de la personne :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office:value-type="string">
            <text:p>Dossierseps</text:p>
          </table:table-cell>
          <table:table-cell table:style-name="ce2"/>
          <table:table-cell office:value-type="string">
            <text:p>commune</text:p>
          </table:table-cell>
          <table:table-cell office:value-type="string">
            <text:p>Commu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contratscomplexeseps93</text:p>
          </table:table-cell>
          <table:table-cell office:value-type="string">
            <text:p>Nombre de dossiers pour la thématique contratcomplexeep93 pour une commu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 table:style-name="ce2"/>
          <table:table-cell office:value-type="string">
            <text:p>nonorientationsproseps93</text:p>
          </table:table-cell>
          <table:table-cell office:value-type="string">
            <text:p>Nombre de dossiers pour la thématique nonorientationproep93 pour une commu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nonrespectssanctionseps93</text:p>
          </table:table-cell>
          <table:table-cell office:value-type="string">
            <text:p>Nombre de dossiers pour la thématique nonrespectsanctionep93 pour une commu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reorientationseps93</text:p>
          </table:table-cell>
          <table:table-cell office:value-type="string">
            <text:p>Nombre de dossiers pour la thématique reorientationep93 pour une commu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signalementseps93</text:p>
          </table:table-cell>
          <table:table-cell office:value-type="string">
            <text:p>Nombre de dossiers pour la thématique signalementep93 pour une commu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total</text:p>
          </table:table-cell>
          <table:table-cell office:value-type="string">
            <text:p>Nombre total de dossiers pour une commu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 table:style-name="ce2"/>
          <table:table-cell office:value-type="string">
            <text:p>passagecommissionep_etatdossierep</text:p>
          </table:table-cell>
          <table:table-cell office:value-type="string">
            <text:p>État du dossier pour son passage en commission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Default" office:value-type="string">
            <text:p>Synthèse des donné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Fichessynthetiques</text:p>
          </table:table-cell>
          <table:table-cell table:style-name="Default"/>
          <table:table-cell table:style-name="Default" office:value-type="string">
            <text:p>dossierep_themeep</text:p>
          </table:table-cell>
          <table:table-cell table:style-name="Default" office:value-type="string">
            <text:p>Thème du dossier d'EP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Fichessynthetiques</text:p>
          </table:table-cell>
          <table:table-cell table:style-name="Default"/>
          <table:table-cell table:style-name="Default" office:value-type="string">
            <text:p>foyer_sitfam</text:p>
          </table:table-cell>
          <table:table-cell table:style-name="Default" office:value-type="string">
            <text:p>Situation familiale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Fichessynthetiques</text:p>
          </table:table-cell>
          <table:table-cell table:style-name="Default"/>
          <table:table-cell table:style-name="Default" office:value-type="string">
            <text:p>dossier_dtdemrsa</text:p>
          </table:table-cell>
          <table:table-cell table:style-name="Default" office:value-type="string">
            <text:p>Date de la demande de RSA du demandeur qui passe en EP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Fichessynthetiques</text:p>
          </table:table-cell>
          <table:table-cell table:style-name="Default"/>
          <table:table-cell table:style-name="Default" office:value-type="string">
            <text:p>serviceinstructeur_lib_service</text:p>
          </table:table-cell>
          <table:table-cell table:style-name="Default" office:value-type="string">
            <text:p>Service instructeur du demandeur qui passe en EP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Fichessynthetiques</text:p>
          </table:table-cell>
          <table:table-cell table:style-name="Default"/>
          <table:table-cell table:style-name="Default" office:value-type="string">
            <text:p>orientstruct_date_valid</text:p>
          </table:table-cell>
          <table:table-cell table:style-name="Default" office:value-type="string">
            <text:p>Orientation du demandeur qui passe en EP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Fichessynthetiques</text:p>
          </table:table-cell>
          <table:table-cell table:style-name="Default"/>
          <table:table-cell table:style-name="Default" office:value-type="string">
            <text:p>historiqueetatpe_inscritpe</text:p>
          </table:table-cell>
          <table:table-cell table:style-name="Default" office:value-type="string">
            <text:p>Est-ce que le demandeur est inscrit à Pôle Emploi ?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Fichessynthetiques</text:p>
          </table:table-cell>
          <table:table-cell table:style-name="Default"/>
          <table:table-cell table:style-name="Default" office:value-type="string">
            <text:p>adresse_locaadr</text:p>
          </table:table-cell>
          <table:table-cell table:style-name="Default" office:value-type="string">
            <text:p>Ville du demandeu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éponses des membres :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qual</text:p>
          </table:table-cell>
          <table:table-cell table:style-name="ce2" office:value-type="string">
            <text:p>Civilité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om</text:p>
          </table:table-cell>
          <table:table-cell table:style-name="ce2" office:value-type="string">
            <text:p>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prenom</text:p>
          </table:table-cell>
          <table:table-cell office:value-type="string">
            <text:p>Pré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tel</text:p>
          </table:table-cell>
          <table:table-cell office:value-type="string">
            <text:p>Numéro de télépho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mail</text:p>
          </table:table-cell>
          <table:table-cell office:value-type="string">
            <text:p>Mai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codepostal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vill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organisme</text:p>
          </table:table-cell>
          <table:table-cell office:value-type="string">
            <text:p>Organis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fonctionmembreep_name</text:p>
          </table:table-cell>
          <table:table-cell office:value-type="string">
            <text:p>Fonc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qual</text:p>
          </table:table-cell>
          <table:table-cell table:style-name="ce2" office:value-type="string">
            <text:p>Civilité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om</text:p>
          </table:table-cell>
          <table:table-cell table:style-name="ce2" office:value-type="string">
            <text:p>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prenom</text:p>
          </table:table-cell>
          <table:table-cell office:value-type="string">
            <text:p>Pré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tel</text:p>
          </table:table-cell>
          <table:table-cell office:value-type="string">
            <text:p>Numéro de télépho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mail</text:p>
          </table:table-cell>
          <table:table-cell office:value-type="string">
            <text:p>Mai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codepostal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vill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organisme</text:p>
          </table:table-cell>
          <table:table-cell office:value-type="string">
            <text:p>Organis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eponses_remplacepar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ponses_decline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ponses_nonrenseigne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hèse" table:style-name="ta1" table:print="false"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ction</text:p>
          </table:table-cell>
          <table:table-cell office:value-type="string">
            <text:p>A quoi correspondent les variables ?</text:p>
          </table:table-cell>
          <table:table-cell office:value-type="string">
            <text:p>Nom de la variable</text:p>
          </table:table-cell>
          <table:table-cell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e dossier d'EP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dossierep_themeep</text:p>
          </table:table-cell>
          <table:table-cell office:value-type="string">
            <text:p>Nom de la thématiq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a personn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qual</text:p>
          </table:table-cell>
          <table:table-cell office:value-type="string">
            <text:p>Civilité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om</text:p>
          </table:table-cell>
          <table:table-cell office:value-type="string">
            <text:p>Nom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prenom</text:p>
          </table:table-cell>
          <table:table-cell office:value-type="string">
            <text:p>Prénom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omnai</text:p>
          </table:table-cell>
          <table:table-cell office:value-type="string">
            <text:p>Nom de naissanc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prenom2</text:p>
          </table:table-cell>
          <table:table-cell office:value-type="string">
            <text:p>Second prénom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prenom3</text:p>
          </table:table-cell>
          <table:table-cell office:value-type="string">
            <text:p>Troisième prénom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omcomnai</text:p>
          </table:table-cell>
          <table:table-cell office:value-type="string">
            <text:p>Nom de la commune de naissanc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dtnai</text:p>
          </table:table-cell>
          <table:table-cell office:value-type="string">
            <text:p>Date de naissanc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rgnai</text:p>
          </table:table-cell>
          <table:table-cell office:value-type="string">
            <text:p>Rang de naissanc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typedtnai</text:p>
          </table:table-cell>
          <table:table-cell office:value-type="string">
            <text:p>Quelles parties de la date de naissance sont connu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ir</text:p>
          </table:table-cell>
          <table:table-cell office:value-type="string">
            <text:p>NIR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topvalec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sexe</text:p>
          </table:table-cell>
          <table:table-cell office:value-type="string">
            <text:p>Sex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ati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dtnati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pieecpre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idassedic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umagenpoleemploi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dtinscpoleemploi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umfixe</text:p>
          </table:table-cell>
          <table:table-cell office:value-type="string">
            <text:p>Numéro de téléphone fix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umport</text:p>
          </table:table-cell>
          <table:table-cell office:value-type="string">
            <text:p>Numéro de téléphone portabl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dossier_matricu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ossier_dtdemrsa</text:p>
          </table:table-cell>
          <table:table-cell office:value-type="string">
            <text:p>Date de la demande de RS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foyer_sitfam</text:p>
          </table:table-cell>
          <table:table-cell office:value-type="string">
            <text:p>Situation familia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dresse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dresse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dresse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dresse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adresse_locaadr</text:p>
          </table:table-cell>
          <table:table-cell table:style-name="Default" office:value-type="string">
            <text:p>Ville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office:value-type="string">
            <text:p>adresse_numcomptt</text:p>
          </table:table-cell>
          <table:table-cell office:value-type="string">
            <text:p>Numéro de comune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office:value-type="string">
            <text:p>adresse_codepos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office:value-type="string">
            <text:p>serviceinstructeur_lib_service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office:value-type="string">
            <text:p>orientstruct_date_valid</text:p>
          </table:table-cell>
          <table:table-cell table:style-name="Default" office:value-type="string">
            <text:p>Date de validation de l'orientation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office:value-type="string">
            <text:p>historiqueetatpe_inscritpe</text:p>
          </table:table-cell>
          <table:table-cell table:style-name="Default" office:value-type="string">
            <text:p>La personne est inscrite à Pôle Emploi ?</text:p>
          </table:table-cell>
          <table:table-cell table:number-columns-repeated="1019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itation" table:style-name="ta1" table:print="false">
        <table:table-column table:style-name="co1" table:default-cell-style-name="ce1"/>
        <table:table-column table:style-name="co6" table:default-cell-style-name="ce1"/>
        <table:table-column table:style-name="co3" table:default-cell-style-name="ce2"/>
        <table:table-column table:style-name="co9" table:default-cell-style-name="Default"/>
        <table:table-column table:style-name="co10" table:default-cell-style-name="ce1"/>
        <table:table-row table:style-name="ro1"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>
            <text:p>Section</text:p>
          </table:table-cell>
          <table:table-cell table:style-name="ce1" office:value-type="string">
            <text:p>A quoi correspondent les variables ?</text:p>
          </table:table-cell>
          <table:table-cell table:style-name="ce1" office:value-type="string">
            <text:p>Nom de la variable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2"/>
          <table:table-cell office:value-type="string">
            <text:p>Pour la commission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>
            <text:p>commissionep_identifiant</text:p>
          </table:table-cell>
          <table:table-cell office:value-type="string">
            <text:p>Identifiant</text:p>
          </table:table-cell>
        </table:table-row>
        <table:table-row table:style-name="ro1">
          <table:table-cell table:number-columns-repeated="3"/>
          <table:table-cell office:value-type="string">
            <text:p>commissionep_name</text:p>
          </table:table-cell>
          <table:table-cell office:value-type="string">
            <text:p>Nom</text:p>
          </table:table-cell>
        </table:table-row>
        <table:table-row table:style-name="ro1">
          <table:table-cell table:number-columns-repeated="3"/>
          <table:table-cell office:value-type="string">
            <text:p>commissionep_dateseance_time</text:p>
          </table:table-cell>
          <table:table-cell office:value-type="string">
            <text:p>Heure de début la commission</text:p>
          </table:table-cell>
        </table:table-row>
        <table:table-row table:style-name="ro1">
          <table:table-cell table:number-columns-repeated="3"/>
          <table:table-cell office:value-type="string">
            <text:p>commissionep_dateseance</text:p>
          </table:table-cell>
          <table:table-cell office:value-type="string">
            <text:p>Jour de début la commission</text:p>
          </table:table-cell>
        </table:table-row>
        <table:table-row table:style-name="ro1">
          <table:table-cell table:number-columns-repeated="3"/>
          <table:table-cell office:value-type="string">
            <text:p>commissionep_salle</text:p>
          </table:table-cell>
          <table:table-cell office:value-type="string">
            <text:p>Salle où aura lieu la commission</text:p>
          </table:table-cell>
        </table:table-row>
        <table:table-row table:style-name="ro1">
          <table:table-cell table:number-columns-repeated="3"/>
          <table:table-cell office:value-type="string">
            <text:p>commissionep_observations</text:p>
          </table:table-cell>
          <table:table-cell office:value-type="string">
            <text:p>Observations</text:p>
          </table:table-cell>
        </table:table-row>
        <table:table-row table:style-name="ro1">
          <table:table-cell table:number-columns-repeated="3"/>
          <table:table-cell office:value-type="string">
            <text:p>commissionep_lieuseance</text:p>
          </table:table-cell>
          <table:table-cell office:value-type="string">
            <text:p>Lieu de la commission</text:p>
          </table:table-cell>
        </table:table-row>
        <table:table-row table:style-name="ro1">
          <table:table-cell table:number-columns-repeated="3"/>
          <table:table-cell office:value-type="string">
            <text:p>commissionep_adresseseance</text:p>
          </table:table-cell>
          <table:table-cell office:value-type="string">
            <text:p>Adresse</text:p>
          </table:table-cell>
        </table:table-row>
        <table:table-row table:style-name="ro1">
          <table:table-cell table:number-columns-repeated="3"/>
          <table:table-cell office:value-type="string">
            <text:p>commissionep_codepostalseance</text:p>
          </table:table-cell>
          <table:table-cell office:value-type="string">
            <text:p>Code postal</text:p>
          </table:table-cell>
        </table:table-row>
        <table:table-row table:style-name="ro1">
          <table:table-cell table:number-columns-repeated="3"/>
          <table:table-cell office:value-type="string">
            <text:p>commissionep_villeseance</text:p>
          </table:table-cell>
          <table:table-cell office:value-type="string">
            <text:p>Ville</text:p>
          </table:table-cell>
        </table:table-row>
        <table:table-row table:style-name="ro1">
          <table:table-cell table:number-columns-repeated="3"/>
          <table:table-cell office:value-type="string">
            <text:p>commissionep_etatcommissionep</text:p>
          </table:table-cell>
          <table:table-cell office:value-type="string">
            <text:p>État</text:p>
          </table:table-cell>
        </table:table-row>
        <table:table-row table:style-name="ro1">
          <table:table-cell table:number-columns-repeated="3"/>
          <table:table-cell office:value-type="string">
            <text:p>commissionep_raisonannulation</text:p>
          </table:table-cell>
          <table:table-cell office:value-type="string">
            <text:p>Raison de l'annulation</text:p>
          </table:table-cell>
        </table:table-row>
        <table:table-row table:style-name="ro1">
          <table:table-cell table:number-columns-repeated="2"/>
          <table:table-cell office:value-type="string">
            <text:p>Pour l'EP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>
            <text:p>ep_name</text:p>
          </table:table-cell>
          <table:table-cell office:value-type="string">
            <text:p>Nom</text:p>
          </table:table-cell>
        </table:table-row>
        <table:table-row table:style-name="ro1">
          <table:table-cell table:number-columns-repeated="3"/>
          <table:table-cell office:value-type="string">
            <text:p>ep_identifiant</text:p>
          </table:table-cell>
          <table:table-cell office:value-type="string">
            <text:p>Identifiant</text:p>
          </table:table-cell>
        </table:table-row>
        <table:table-row table:style-name="ro1">
          <table:table-cell table:number-columns-repeated="2"/>
          <table:table-cell office:value-type="string">
            <text:p>Pour le regroupement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>
            <text:p>ep_regroupementep_name</text:p>
          </table:table-cell>
          <table:table-cell office:value-type="string">
            <text:p>Nom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Pour le membre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office:value-type="string">
            <text:p>membreep_qual</text:p>
          </table:table-cell>
          <table:table-cell table:style-name="ce2" office:value-type="string">
            <text:p>Civilité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nom</text:p>
          </table:table-cell>
          <table:table-cell table:style-name="ce2" office:value-type="string">
            <text:p>Nom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prenom</text:p>
          </table:table-cell>
          <table:table-cell office:value-type="string">
            <text:p>Prénom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tel</text:p>
          </table:table-cell>
          <table:table-cell office:value-type="string">
            <text:p>Numéro de téléphon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mail</text:p>
          </table:table-cell>
          <table:table-cell office:value-type="string">
            <text:p>Mail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numvoie</text:p>
          </table:table-cell>
          <table:table-cell office:value-type="string">
            <text:p>Numéro de voie de l'adress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typevoie</text:p>
          </table:table-cell>
          <table:table-cell office:value-type="string">
            <text:p>Type de voie de l'adress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nomvoie</text:p>
          </table:table-cell>
          <table:table-cell office:value-type="string">
            <text:p>Nom de voie de l'adress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compladr</text:p>
          </table:table-cell>
          <table:table-cell office:value-type="string">
            <text:p>Complément de l'adress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codepostal</text:p>
          </table:table-cell>
          <table:table-cell office:value-type="string">
            <text:p>Code postal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ville</text:p>
          </table:table-cell>
          <table:table-cell office:value-type="string">
            <text:p>Vill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organisme</text:p>
          </table:table-cell>
          <table:table-cell office:value-type="string">
            <text:p>Organism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fonctionmembreep_name</text:p>
          </table:table-cell>
          <table:table-cell office:value-type="string">
            <text:p>Fonction</text:p>
          </table:table-cell>
        </table:table-row>
      </table:table>
      <table:table table:name="PV" table:style-name="ta1" table:print="false">
        <table:table-column table:style-name="co1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ction</text:p>
          </table:table-cell>
          <table:table-cell office:value-type="string">
            <text:p>A quoi correspondent les variables ?</text:p>
          </table:table-cell>
          <table:table-cell office:value-type="string">
            <text:p>Nom de la variable</text:p>
          </table:table-cell>
          <table:table-cell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a commission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identifiant</text:p>
          </table:table-cell>
          <table:table-cell office:value-type="string">
            <text:p>Identifia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dateseance_time</text:p>
          </table:table-cell>
          <table:table-cell office:value-type="string">
            <text:p>Heure de début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dateseance</text:p>
          </table:table-cell>
          <table:table-cell office:value-type="string">
            <text:p>Jour de début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salle</text:p>
          </table:table-cell>
          <table:table-cell office:value-type="string">
            <text:p>Salle où aura lieu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observations</text:p>
          </table:table-cell>
          <table:table-cell office:value-type="string">
            <text:p>Observ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lieuseance</text:p>
          </table:table-cell>
          <table:table-cell office:value-type="string">
            <text:p>Lieu de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adresseseance</text:p>
          </table:table-cell>
          <table:table-cell office:value-type="string">
            <text:p>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codepostalseance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villeseanc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tatcommissionep</text:p>
          </table:table-cell>
          <table:table-cell office:value-type="string">
            <text:p>Éta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raisonannulation</text:p>
          </table:table-cell>
          <table:table-cell office:value-type="string">
            <text:p>Raison de l'annul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'EP 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identifiant</text:p>
          </table:table-cell>
          <table:table-cell office:value-type="string">
            <text:p>Identifia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e regroupement 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regroupement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Quelques chiffres :</text:p>
          </table:table-cell>
          <table:table-cell table:style-name="ce2"/>
          <table:table-cell/>
          <table:table-cell table:style-name="Default"/>
          <table:table-cell table:number-columns-repeated="5"/>
          <table:table-cell office:value-type="string">
            <text:p>text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office:value-type="string">
            <text:p>presences_present_count</text:p>
          </table:table-cell>
          <table:table-cell office:value-type="string">
            <text:p>Nombre total de membres présent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presences_excuse_count</text:p>
          </table:table-cell>
          <table:table-cell office:value-type="string">
            <text:p>Nombre total de membres excusé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presences_absent_count</text:p>
          </table:table-cell>
          <table:table-cell office:value-type="string">
            <text:p>Nombre total de membres absent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presences_remplacepar_count</text:p>
          </table:table-cell>
          <table:table-cell office:value-type="string">
            <text:p>Nombre total de membres remplacé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reorientationseps93_count</text:p>
          </table:table-cell>
          <table:table-cell office:value-type="string">
            <text:p>Nombre de dossiers passant pour la thématique « réorientationep93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saisinesbilansparcourseps66_count</text:p>
          </table:table-cell>
          <table:table-cell office:value-type="string">
            <text:p>Nombre de dossiers passant pour la thématique « saisinebilanparcoursep66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saisinespdoseps66_count</text:p>
          </table:table-cell>
          <table:table-cell office:value-type="string">
            <text:p>Nombre de dossiers passant pour la thématique « saisinepdoep66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nonrespectssanctionseps93_count</text:p>
          </table:table-cell>
          <table:table-cell office:value-type="string">
            <text:p>Nombre de dossiers passant pour la thématique « nonrespectsanctionep93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defautsinsertionseps66_count</text:p>
          </table:table-cell>
          <table:table-cell office:value-type="string">
            <text:p>Nombre de dossiers passant pour la thématique « defautinsertionep66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nonorientationsproseps58_count</text:p>
          </table:table-cell>
          <table:table-cell office:value-type="string">
            <text:p>Nombre de dossiers passant pour la thématique « nonorientationproep58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nonorientationsproseps93_count</text:p>
          </table:table-cell>
          <table:table-cell office:value-type="string">
            <text:p>Nombre de dossiers passant pour la thématique « nonorientationproep93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regressionsorientationseps58_count</text:p>
          </table:table-cell>
          <table:table-cell office:value-type="string">
            <text:p>Nombre de dossiers passant pour la thématique « regressionorientationep58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sanctionseps58_count</text:p>
          </table:table-cell>
          <table:table-cell office:value-type="string">
            <text:p>Nombre de dossiers passant pour la thématique « sanctionep58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signalementseps93_count</text:p>
          </table:table-cell>
          <table:table-cell office:value-type="string">
            <text:p>Nombre de dossiers passant pour la thématique « signalementep93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sanctionsrendezvouseps58_count</text:p>
          </table:table-cell>
          <table:table-cell office:value-type="string">
            <text:p>Nombre de dossiers passant pour la thématique « sanctionrendezvousep58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contratscomplexeseps93_count</text:p>
          </table:table-cell>
          <table:table-cell office:value-type="string">
            <text:p>Nombre de dossiers passant pour la thématique « contratcomplexeep93 »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Décision sur le dossier d'EP de la personne :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dossierep_themeep</text:p>
          </table:table-cell>
          <table:table-cell office:value-type="string">
            <text:p>Nom de la thématique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 office:value-type="string">
            <text:p>Pour la personne :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qual</text:p>
          </table:table-cell>
          <table:table-cell office:value-type="string">
            <text:p>Civilité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om</text:p>
          </table:table-cell>
          <table:table-cell office:value-type="string">
            <text:p>Nom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prenom</text:p>
          </table:table-cell>
          <table:table-cell office:value-type="string">
            <text:p>Prénom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omnai</text:p>
          </table:table-cell>
          <table:table-cell office:value-type="string">
            <text:p>Nom de naissanc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prenom2</text:p>
          </table:table-cell>
          <table:table-cell office:value-type="string">
            <text:p>Second prénom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prenom3</text:p>
          </table:table-cell>
          <table:table-cell office:value-type="string">
            <text:p>Troisième prénom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omcomnai</text:p>
          </table:table-cell>
          <table:table-cell office:value-type="string">
            <text:p>Nom de la commune de naissanc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dtnai</text:p>
          </table:table-cell>
          <table:table-cell office:value-type="string">
            <text:p>Date de naissanc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rgnai</text:p>
          </table:table-cell>
          <table:table-cell office:value-type="string">
            <text:p>Rang de naissanc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typedtnai</text:p>
          </table:table-cell>
          <table:table-cell office:value-type="string">
            <text:p>Quelles parties de la date de naissance sont connues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ir</text:p>
          </table:table-cell>
          <table:table-cell office:value-type="string">
            <text:p>NIR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topvalec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sexe</text:p>
          </table:table-cell>
          <table:table-cell office:value-type="string">
            <text:p>Sex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ati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dtnati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pieecpres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idassedic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umagenpoleemploi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dtinscpoleemploi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umfixe</text:p>
          </table:table-cell>
          <table:table-cell office:value-type="string">
            <text:p>Numéro de téléphone fix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umport</text:p>
          </table:table-cell>
          <table:table-cell office:value-type="string">
            <text:p>Numéro de téléphone portabl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adresse_locaadr</text:p>
          </table:table-cell>
          <table:table-cell table:style-name="Default" office:value-type="string">
            <text:p>Vill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adresse_numcomptt</text:p>
          </table:table-cell>
          <table:table-cell office:value-type="string">
            <text:p>Numéro de comu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adresse_codepos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 office:value-type="string">
            <text:p>Pour les thématiques :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nonrespectsanctionep93_origine</text:p>
          </table:table-cell>
          <table:table-cell table:style-name="Default" office:value-type="string">
            <text:p>Origine du dossier d'EP pour la thématique « nonrespectsanctionep93 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nonrespectsanctionep93_rgpassage</text:p>
          </table:table-cell>
          <table:table-cell table:style-name="Default" office:value-type="string">
            <text:p>Rang de passage du dossier d'EP pour la thématique « nonrespectsanctionep93 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nonrespectsanctionep93_sortienvcontrat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nonrespectsanctionep93_activ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decisionnonrespectsanctionep93_etape</text:p>
          </table:table-cell>
          <table:table-cell table:style-name="Default" office:value-type="string">
            <text:p>Etape de la décision pour la thématique « nonrespectsanctionep93 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decisionnonrespectsanctionep93_decision</text:p>
          </table:table-cell>
          <table:table-cell table:style-name="Default" office:value-type="string">
            <text:p>Décision pour la thématique « nonrespectsanctionep93 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decisionnonrespectsanctionep93_montantreduction</text:p>
          </table:table-cell>
          <table:table-cell table:style-name="Default" office:value-type="string">
            <text:p>Montant de la réduction demandée pour la thématique « nonrespectsanctionep93 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decisionnonrespectsanctionep93_dureesursis</text:p>
          </table:table-cell>
          <table:table-cell table:style-name="Default" office:value-type="string">
            <text:p>Durée du sursis pour la thématique « nonrespectsanctionep93 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decisionnonrespectsanctionep93_commentaire</text:p>
          </table:table-cell>
          <table:table-cell table:style-name="Default" office:value-type="string">
            <text:p>Commentaire supplémentaire pour la thématique « nonrespectsanctionep93 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decisionnonrespectsanctionep93_raisonnonpassage</text:p>
          </table:table-cell>
          <table:table-cell table:style-name="Default" office:value-type="string">
            <text:p>Raison d'annulation ou de report du dossier d'EP pour la thématique « nonrespectsanctionep93 »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reorientationep93_datedemande</text:p>
          </table:table-cell>
          <table:table-cell table:style-name="Default" office:value-type="string">
            <text:p>Date de demande de réorientation pour la thématique « reorientation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reorientationep93_commentaire</text:p>
          </table:table-cell>
          <table:table-cell table:style-name="Default" office:value-type="string">
            <text:p>Commentaire lors de la demande de réorientation pour la thématique « reorientation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reorientationep93_accordaccueil</text:p>
          </table:table-cell>
          <table:table-cell table:style-name="Default" office:value-type="string">
            <text:p>Accord du référent pour la réorientation pour la thématique « reorientation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reorientationep93_desaccordaccueil</text:p>
          </table:table-cell>
          <table:table-cell table:style-name="Default" office:value-type="string">
            <text:p>Raison du désaccord du référent pour la réorientation pour la thématique « reorientation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reorientationep93_accordallocataire</text:p>
          </table:table-cell>
          <table:table-cell table:style-name="Default" office:value-type="string">
            <text:p>Accord de l'allocataire pour sa réorientation pour la thématique « reorientation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reorientationep93_urgent</text:p>
          </table:table-cell>
          <table:table-cell table:style-name="Default" office:value-type="string">
            <text:p>Demande de réorientation urgente pour la thématique « reorientation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decisionreorientationep93_etape</text:p>
          </table:table-cell>
          <table:table-cell table:style-name="Default" office:value-type="string">
            <text:p>Etape de la décision pour la thématique « reorientation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decisionreorientationep93_decision</text:p>
          </table:table-cell>
          <table:table-cell table:style-name="Default" office:value-type="string">
            <text:p>Décision pour la thématique « reorientation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decisionreorientationep93_commentaire</text:p>
          </table:table-cell>
          <table:table-cell table:style-name="Default" office:value-type="string">
            <text:p>Commentaire supplémentaire pour la thématique « reorientation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decisionreorientationep93_raisonnonpassage</text:p>
          </table:table-cell>
          <table:table-cell table:style-name="Default" office:value-type="string">
            <text:p>Raison d'annulation ou de report du dossier d'EP pour la thématique « reorientationep93 »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nonorientationproep93_etape</text:p>
          </table:table-cell>
          <table:table-cell table:style-name="Default" office:value-type="string">
            <text:p>Etape de la décision pour la thématique « nonorientationpro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nonorientationproep93_decision</text:p>
          </table:table-cell>
          <table:table-cell table:style-name="Default" office:value-type="string">
            <text:p>Décision pour la thématique « nonorientationpro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nonorientationproep93_commentaire</text:p>
          </table:table-cell>
          <table:table-cell table:style-name="Default" office:value-type="string">
            <text:p>Commentaire supplémentaire pour la thématique « nonorientationpro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nonorientationproep93_raisonnonpassage</text:p>
          </table:table-cell>
          <table:table-cell table:style-name="Default" office:value-type="string">
            <text:p>Raison d'annulation ou de report du dossier d'EP pour la thématique « nonorientationproep93 »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signalementep93_rang</text:p>
          </table:table-cell>
          <table:table-cell office:value-type="string">
            <text:p>Rang du signalement pour la thématique « signalement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signalementep93_motif</text:p>
          </table:table-cell>
          <table:table-cell office:value-type="string">
            <text:p>Motif du signalement pour la thématique « signalement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signalementep93_etape</text:p>
          </table:table-cell>
          <table:table-cell table:style-name="Default" office:value-type="string">
            <text:p>Etape de la décision pour la thématique « signalement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signalementep93_decision</text:p>
          </table:table-cell>
          <table:table-cell table:style-name="Default" office:value-type="string">
            <text:p>Décision pour la thématique « signalement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signalementep93_montantreduction</text:p>
          </table:table-cell>
          <table:table-cell table:style-name="Default" office:value-type="string">
            <text:p>Montant de la réduction demandée pour la thématique « signalement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signalementep93_dureesursis</text:p>
          </table:table-cell>
          <table:table-cell table:style-name="Default" office:value-type="string">
            <text:p>Durée du sursis pour la thématique « signalement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signalementep93_commentaire</text:p>
          </table:table-cell>
          <table:table-cell table:style-name="Default" office:value-type="string">
            <text:p>Commentaire supplémentaire pour la thématique « signalement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signalementep93_raisonnonpassage</text:p>
          </table:table-cell>
          <table:table-cell table:style-name="Default" office:value-type="string">
            <text:p>Raison d'annulation ou de report du dossier d'EP pour la thématique « signalementep93 »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contratcomplexeep93_etape</text:p>
          </table:table-cell>
          <table:table-cell table:style-name="Default" office:value-type="string">
            <text:p>Etape de la décision pour la thématique « contratcomplexe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contratcomplexeep93_decision</text:p>
          </table:table-cell>
          <table:table-cell table:style-name="Default" office:value-type="string">
            <text:p>Décision pour la thématique « contratcomplexe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contratcomplexeep93_observ_ci</text:p>
          </table:table-cell>
          <table:table-cell table:style-name="Default" office:value-type="string">
            <text:p>Observations pour le contrat pour la thématique « contratcomplexe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contratcomplexeep93_datevalidation_ci</text:p>
          </table:table-cell>
          <table:table-cell table:style-name="Default" office:value-type="string">
            <text:p>Date de validation du contrat pour la thématique « contratcomplexeep93 »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Decisionseps</text:p>
          </table:table-cell>
          <table:table-cell/>
          <table:table-cell office:value-type="string">
            <text:p>decisioncontratcomplexeep93_raisonnonpassage</text:p>
          </table:table-cell>
          <table:table-cell table:style-name="Default" office:value-type="string">
            <text:p>Commentaire supplémentaire pour la thématique « contratcomplexe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contratcomplexeep93_raisonnonpassage</text:p>
          </table:table-cell>
          <table:table-cell table:style-name="Default" office:value-type="string">
            <text:p>Raison d'annulation ou de report du dossier d'EP pour la thématique « contratcomplexeep93 »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éponses des membres :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qual</text:p>
          </table:table-cell>
          <table:table-cell table:style-name="ce2" office:value-type="string">
            <text:p>Civilité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om</text:p>
          </table:table-cell>
          <table:table-cell table:style-name="ce2" office:value-type="string">
            <text:p>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prenom</text:p>
          </table:table-cell>
          <table:table-cell office:value-type="string">
            <text:p>Pré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tel</text:p>
          </table:table-cell>
          <table:table-cell office:value-type="string">
            <text:p>Numéro de télépho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mail</text:p>
          </table:table-cell>
          <table:table-cell office:value-type="string">
            <text:p>Mai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codepostal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vill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organisme</text:p>
          </table:table-cell>
          <table:table-cell office:value-type="string">
            <text:p>Organis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fonctionmembreep_name</text:p>
          </table:table-cell>
          <table:table-cell office:value-type="string">
            <text:p>Fonc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qual</text:p>
          </table:table-cell>
          <table:table-cell table:style-name="ce2" office:value-type="string">
            <text:p>Civilité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om</text:p>
          </table:table-cell>
          <table:table-cell table:style-name="ce2" office:value-type="string">
            <text:p>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prenom</text:p>
          </table:table-cell>
          <table:table-cell office:value-type="string">
            <text:p>Pré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tel</text:p>
          </table:table-cell>
          <table:table-cell office:value-type="string">
            <text:p>Numéro de télépho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mail</text:p>
          </table:table-cell>
          <table:table-cell office:value-type="string">
            <text:p>Mai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codepostal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vill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organisme</text:p>
          </table:table-cell>
          <table:table-cell office:value-type="string">
            <text:p>Organis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eponses_remplacepar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ponses_decline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ponses_nonrenseigne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26/05/2011</text:date>, <text:time>14:1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dumont </meta:initial-creator>
    <meta:creation-date>2011-05-25T14:41:42</meta:creation-date>
    <dc:date>2011-05-26T14:17:44</dc:date>
    <dc:creator>gdumont </dc:creator>
    <meta:editing-duration>PT8H12M35S</meta:editing-duration>
    <meta:editing-cycles>48</meta:editing-cycles>
    <meta:generator>LibreOffice/3.3$Unix LibreOffice_project/330m19$Build-202</meta:generator>
    <meta:document-statistic meta:table-count="4" meta:cell-count="723" meta:object-count="0"/>
  </office:meta>
</office:document-meta>
</file>